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erif" fo:font-size="10pt" officeooo:rsid="000fa903" officeooo:paragraph-rsid="000fa903" style:font-size-asian="10pt" style:font-size-complex="10pt"/>
    </style:style>
    <style:style style:name="P2" style:family="paragraph" style:parent-style-name="Standard">
      <style:paragraph-properties fo:line-height="115%" fo:text-align="end" style:justify-single-word="false"/>
      <style:text-properties style:font-name="Liberation Serif" fo:font-size="10pt" officeooo:rsid="000fa903" officeooo:paragraph-rsid="000fa903" style:font-size-asian="10pt" style:font-size-complex="10pt"/>
    </style:style>
    <style:style style:name="P3" style:family="paragraph" style:parent-style-name="Standard">
      <style:paragraph-properties fo:line-height="115%" fo:text-align="justify" style:justify-single-word="false"/>
      <style:text-properties style:font-name="Liberation Serif" fo:font-size="10pt" officeooo:paragraph-rsid="000fa903" style:font-size-asian="10pt" style:font-size-complex="10pt"/>
    </style:style>
    <style:style style:name="P4" style:family="paragraph" style:parent-style-name="Standard">
      <style:paragraph-properties fo:text-align="end" style:justify-single-word="false"/>
      <style:text-properties style:font-name="Liberation Serif" fo:font-size="11pt" officeooo:rsid="000fa903" officeooo:paragraph-rsid="000fa903" style:font-size-asian="11pt" style:font-size-complex="11pt"/>
    </style:style>
    <style:style style:name="P5" style:family="paragraph" style:parent-style-name="Standard">
      <style:paragraph-properties fo:line-height="115%" fo:text-align="end" style:justify-single-word="false"/>
      <style:text-properties style:font-name="Liberation Serif" fo:font-size="11pt" officeooo:rsid="000fa903" officeooo:paragraph-rsid="000fa903" style:font-size-asian="11pt" style:font-size-complex="11pt"/>
    </style:style>
    <style:style style:name="P6" style:family="paragraph" style:parent-style-name="Standard">
      <style:paragraph-properties fo:line-height="115%" fo:text-align="justify" style:justify-single-word="false"/>
      <style:text-properties style:font-name="Liberation Serif" fo:font-size="11pt" officeooo:paragraph-rsid="000fa903" style:font-size-asian="11pt" style:font-size-complex="11pt"/>
    </style:style>
    <style:style style:name="P7" style:family="paragraph" style:parent-style-name="Standard">
      <style:paragraph-properties fo:line-height="115%" fo:text-align="justify" style:justify-single-word="false"/>
      <style:text-properties style:font-name="Liberation Serif" fo:font-size="11pt" officeooo:rsid="002a28b9" officeooo:paragraph-rsid="003323f3" style:font-size-asian="11pt" style:font-size-complex="11pt"/>
    </style:style>
    <style:style style:name="P8" style:family="paragraph" style:parent-style-name="Standard">
      <style:paragraph-properties fo:line-height="115%" fo:text-align="justify" style:justify-single-word="false"/>
      <style:text-properties style:font-name="Liberation Serif" fo:font-size="11pt" fo:font-weight="normal" officeooo:rsid="002a28b9" officeooo:paragraph-rsid="003323f3" style:font-size-asian="11pt" style:font-weight-asian="normal" style:font-size-complex="11pt" style:font-weight-complex="normal"/>
    </style:style>
    <style:style style:name="P9" style:family="paragraph" style:parent-style-name="Standard">
      <style:paragraph-properties fo:line-height="115%" fo:text-align="justify" style:justify-single-word="false"/>
      <style:text-properties style:font-name="Liberation Serif" fo:font-size="11pt" fo:font-weight="normal" officeooo:rsid="002a28b9" officeooo:paragraph-rsid="0036af75" style:font-size-asian="11pt" style:font-weight-asian="normal" style:font-size-complex="11pt" style:font-weight-complex="normal"/>
    </style:style>
    <style:style style:name="P10" style:family="paragraph" style:parent-style-name="Standard">
      <style:paragraph-properties fo:line-height="200%" fo:text-align="end" style:justify-single-word="false"/>
      <style:text-properties style:font-name="Liberation Serif" fo:font-size="16pt" officeooo:rsid="000fa903" officeooo:paragraph-rsid="00102a96" style:font-size-asian="16pt" style:font-size-complex="16pt"/>
    </style:style>
    <style:style style:name="P11" style:family="paragraph" style:parent-style-name="Standard">
      <style:paragraph-properties fo:line-height="200%" fo:text-align="justify" style:justify-single-word="false"/>
      <style:text-properties style:font-name="Liberation Serif" fo:font-size="16pt" officeooo:paragraph-rsid="00102a96" style:font-size-asian="16pt" style:font-size-complex="16pt"/>
    </style:style>
    <style:style style:name="P12" style:family="paragraph" style:parent-style-name="Standard">
      <style:paragraph-properties fo:text-align="start" style:justify-single-word="false"/>
      <style:text-properties style:font-name="Liberation Serif" fo:font-size="11pt" officeooo:rsid="002a28b9" officeooo:paragraph-rsid="001c31b5" style:font-size-asian="11pt" style:font-size-complex="11pt"/>
    </style:style>
    <style:style style:name="P13" style:family="paragraph" style:parent-style-name="Standard">
      <style:paragraph-properties fo:text-align="start" style:justify-single-word="false"/>
      <style:text-properties style:font-name="Liberation Serif" fo:font-size="11pt" fo:font-weight="normal" officeooo:rsid="002a28b9" officeooo:paragraph-rsid="001c31b5"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font-name="Liberation Serif" fo:font-size="11pt" fo:font-weight="normal" officeooo:rsid="002a28b9" officeooo:paragraph-rsid="0026bec3"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style:font-name="Liberation Serif" fo:font-size="11pt" fo:font-weight="normal" officeooo:rsid="002a28b9" officeooo:paragraph-rsid="002929c6"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font-name="Liberation Serif" fo:font-size="11pt" fo:font-weight="normal" officeooo:rsid="002a28b9" officeooo:paragraph-rsid="00308ec6" style:font-size-asian="11pt" style:font-weight-asian="normal" style:font-size-complex="11pt" style:font-weight-complex="normal"/>
    </style:style>
    <style:style style:name="P17" style:family="paragraph" style:parent-style-name="Standard">
      <style:paragraph-properties fo:line-height="115%" fo:text-align="start" style:justify-single-word="false"/>
      <style:text-properties style:font-name="Liberation Serif" fo:font-size="11pt" fo:font-weight="normal" officeooo:rsid="002a28b9" officeooo:paragraph-rsid="003323f3" style:font-size-asian="11pt" style:font-weight-asian="normal" style:font-size-complex="11pt" style:font-weight-complex="normal"/>
    </style:style>
    <style:style style:name="P18" style:family="paragraph" style:parent-style-name="Standard">
      <loext:graphic-properties draw:fill="none"/>
      <style:paragraph-properties fo:margin-left="0cm" fo:margin-right="0cm" fo:line-height="115%" fo:text-align="center" style:justify-single-word="false" fo:text-indent="0cm" style:auto-text-indent="false" fo:background-color="transparent"/>
      <style:text-properties style:font-name="Liberation Serif" fo:font-size="10pt" officeooo:rsid="000fa903" officeooo:paragraph-rsid="000fa903" style:font-size-asian="10pt" style:font-size-complex="10pt"/>
    </style:style>
    <style:style style:name="P19" style:family="paragraph" style:parent-style-name="Standard">
      <loext:graphic-properties draw:fill="none"/>
      <style:paragraph-properties fo:margin-left="0cm" fo:margin-right="0cm" fo:line-height="115%" fo:text-align="center" style:justify-single-word="false" fo:text-indent="0cm" style:auto-text-indent="false" fo:background-color="transparent"/>
      <style:text-properties style:font-name="Liberation Serif" fo:font-size="11pt" officeooo:rsid="000fa903" officeooo:paragraph-rsid="000fa903" style:font-size-asian="11pt" style:font-size-complex="11pt"/>
    </style:style>
    <style:style style:name="P20" style:family="paragraph" style:parent-style-name="Standard">
      <loext:graphic-properties draw:fill="none"/>
      <style:paragraph-properties fo:margin-left="0cm" fo:margin-right="0cm" fo:line-height="200%" fo:text-align="center" style:justify-single-word="false" fo:text-indent="0cm" style:auto-text-indent="false" fo:background-color="transparent"/>
      <style:text-properties style:font-name="Liberation Serif" fo:font-size="16pt" officeooo:rsid="000fa903" officeooo:paragraph-rsid="00102a96" style:font-size-asian="16pt" style:font-size-complex="16pt"/>
    </style:style>
    <style:style style:name="P21" style:family="paragraph" style:parent-style-name="Standard" style:master-page-name="">
      <loext:graphic-properties draw:fill="none"/>
      <style:paragraph-properties fo:margin-left="0cm" fo:margin-right="0cm" fo:line-height="115%" fo:text-align="justify" style:justify-single-word="false" fo:text-indent="0cm" style:auto-text-indent="false" style:page-number="auto" fo:background-color="transparent"/>
      <style:text-properties style:font-name="Liberation Serif" fo:font-size="10pt" officeooo:paragraph-rsid="000f1dec" style:font-size-asian="10pt" style:font-size-complex="10pt"/>
    </style:style>
    <style:style style:name="P22" style:family="paragraph" style:parent-style-name="Standard" style:master-page-name="">
      <loext:graphic-properties draw:fill="none"/>
      <style:paragraph-properties fo:margin-left="0cm" fo:margin-right="0cm" fo:line-height="115%" fo:text-align="justify" style:justify-single-word="false" fo:text-indent="0cm" style:auto-text-indent="false" style:page-number="auto" fo:background-color="transparent"/>
      <style:text-properties style:font-name="DejaVu Sans" fo:font-size="14pt" officeooo:rsid="000fa903" officeooo:paragraph-rsid="003b1c5a" style:font-size-asian="14pt" style:font-size-complex="14pt"/>
    </style:style>
    <style:style style:name="P23" style:family="paragraph" style:parent-style-name="Standard">
      <style:paragraph-properties fo:text-align="center" style:justify-single-word="false" fo:padding="0.049cm" fo:border="0.06pt solid #000000" style:shadow="#808080 0.18cm 0.18cm"/>
      <style:text-properties officeooo:rsid="005290f4" officeooo:paragraph-rsid="000f1dec"/>
    </style:style>
    <style:style style:name="P24" style:family="paragraph" style:parent-style-name="Standard">
      <style:paragraph-properties fo:text-align="center" style:justify-single-word="false" fo:padding="0.049cm" fo:border="0.06pt solid #000000" style:shadow="#808080 0.18cm 0.18cm"/>
      <style:text-properties officeooo:rsid="005290f4" officeooo:paragraph-rsid="003b1c5a"/>
    </style:style>
    <style:style style:name="P25" style:family="paragraph" style:parent-style-name="Standard">
      <style:paragraph-properties fo:text-align="center" style:justify-single-word="false" fo:padding="0.049cm" fo:border="0.06pt solid #000000" style:shadow="#808080 0.18cm 0.18cm"/>
      <style:text-properties style:font-name="DejaVu Sans" fo:font-size="10pt" officeooo:rsid="0019e65d" officeooo:paragraph-rsid="003b1c5a" style:font-size-asian="10pt" style:font-size-complex="10pt"/>
    </style:style>
    <style:style style:name="P26" style:family="paragraph" style:parent-style-name="Standard">
      <style:paragraph-properties fo:text-align="center" style:justify-single-word="false" fo:padding="0.049cm" fo:border="0.06pt solid #000000" style:shadow="#808080 0.18cm 0.18cm"/>
      <style:text-properties style:font-name="DejaVu Sans" fo:font-size="10pt" fo:font-weight="bold" officeooo:rsid="0011a1f6" officeooo:paragraph-rsid="003b1c5a" style:font-size-asian="10pt" style:font-weight-asian="bold" style:font-size-complex="10pt" style:font-weight-complex="bold"/>
    </style:style>
    <style:style style:name="P27" style:family="paragraph" style:parent-style-name="Standard">
      <style:paragraph-properties fo:text-align="center" style:justify-single-word="false" fo:padding="0.049cm" fo:border="0.06pt solid #000000" style:shadow="#808080 0.18cm 0.18cm"/>
      <style:text-properties style:font-name="DejaVu Sans" fo:font-size="10pt" fo:font-weight="bold" officeooo:rsid="005290f4" officeooo:paragraph-rsid="003b1c5a" style:font-size-asian="10pt" style:font-weight-asian="bold" style:font-size-complex="10pt" style:font-weight-complex="bold"/>
    </style:style>
    <style:style style:name="P28" style:family="paragraph" style:parent-style-name="Standard">
      <style:paragraph-properties fo:text-align="center" style:justify-single-word="false" fo:padding="0.049cm" fo:border="0.06pt solid #000000" style:shadow="#808080 0.18cm 0.18cm"/>
      <style:text-properties style:font-name="DejaVu Sans" fo:font-size="10pt" fo:font-weight="bold" officeooo:rsid="0019e65d" officeooo:paragraph-rsid="003b1c5a" style:font-size-asian="10pt" style:font-weight-asian="bold" style:font-size-complex="10pt" style:font-weight-complex="bold"/>
    </style:style>
    <style:style style:name="P29" style:family="paragraph" style:parent-style-name="Standard">
      <style:paragraph-properties fo:text-align="center" style:justify-single-word="false" fo:padding="0.049cm" fo:border="0.06pt solid #000000" style:shadow="#808080 0.18cm 0.18cm"/>
      <style:text-properties style:font-name="Liberation Serif" fo:font-size="10pt" officeooo:rsid="0019e65d" officeooo:paragraph-rsid="000f1dec" style:font-size-asian="10pt" style:font-size-complex="10pt"/>
    </style:style>
    <style:style style:name="P30" style:family="paragraph" style:parent-style-name="Standard" style:master-page-name="">
      <style:paragraph-properties fo:text-align="center" style:justify-single-word="false" style:page-number="auto" fo:padding="0.049cm" fo:border="0.06pt solid #000000" style:shadow="#808080 0.18cm 0.18cm"/>
      <style:text-properties style:font-name="Liberation Serif" fo:font-size="10pt" officeooo:rsid="0011a1f6" officeooo:paragraph-rsid="000f1dec" style:font-size-asian="10pt" style:font-size-complex="10pt"/>
    </style:style>
    <style:style style:name="P31" style:family="paragraph" style:parent-style-name="Standard">
      <style:paragraph-properties fo:text-align="end" style:justify-single-word="false" fo:padding-left="0cm" fo:padding-right="0cm" fo:padding-top="0cm" fo:padding-bottom="0.074cm" fo:border-left="none" fo:border-right="none" fo:border-top="none" fo:border-bottom="0.06pt solid #000000" style:join-border="false"/>
      <style:text-properties style:font-name="Liberation Serif" fo:font-size="10pt" officeooo:rsid="000fa903" officeooo:paragraph-rsid="000fa903" style:font-size-asian="10pt" style:font-size-complex="10pt"/>
    </style:style>
    <style:style style:name="P32" style:family="paragraph" style:parent-style-name="Standard" style:master-page-name="">
      <style:paragraph-properties fo:text-align="center" style:justify-single-word="false" style:page-number="auto" fo:padding="0.049cm" fo:border="0.06pt solid #000000" style:shadow="#808080 0.18cm 0.18cm"/>
      <style:text-properties style:font-name="DejaVu Sans" fo:font-size="10pt" officeooo:rsid="0011a1f6" officeooo:paragraph-rsid="003b1c5a"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075b67" style:font-weight-asian="bold" style:font-weight-complex="bold"/>
    </style:style>
    <style:style style:name="T3" style:family="text">
      <style:text-properties fo:font-weight="bold" officeooo:rsid="001917a3" style:font-weight-asian="bold" style:font-weight-complex="bold"/>
    </style:style>
    <style:style style:name="T4" style:family="text">
      <style:text-properties fo:font-weight="bold" style:font-weight-asian="bold" style:font-weight-complex="bold" loext:padding="0.049cm" loext:border="0.06pt solid #000000" loext:shadow="none"/>
    </style:style>
    <style:style style:name="T5" style:family="text">
      <style:text-properties fo:font-weight="bold" officeooo:rsid="000f1dec" style:font-weight-asian="bold" style:font-weight-complex="bold"/>
    </style:style>
    <style:style style:name="T6" style:family="text">
      <style:text-properties fo:font-weight="bold" officeooo:rsid="0015ffba" style:font-weight-asian="bold" style:font-weight-complex="bold"/>
    </style:style>
    <style:style style:name="T7" style:family="text">
      <style:text-properties fo:font-weight="bold" officeooo:rsid="001733eb" style:font-weight-asian="bold" style:font-weight-complex="bold"/>
    </style:style>
    <style:style style:name="T8" style:family="text">
      <style:text-properties fo:font-weight="bold" officeooo:rsid="0017eff6" style:font-weight-asian="bold" style:font-weight-complex="bold"/>
    </style:style>
    <style:style style:name="T9" style:family="text">
      <style:text-properties fo:font-weight="bold" officeooo:rsid="0018dbf0" style:font-weight-asian="bold" style:font-weight-complex="bold"/>
    </style:style>
    <style:style style:name="T10" style:family="text">
      <style:text-properties fo:font-weight="bold" officeooo:rsid="001ad3c0" style:font-weight-asian="bold" style:font-weight-complex="bold"/>
    </style:style>
    <style:style style:name="T11" style:family="text">
      <style:text-properties fo:font-weight="bold" officeooo:rsid="001bf243" style:font-weight-asian="bold" style:font-weight-complex="bold"/>
    </style:style>
    <style:style style:name="T12" style:family="text">
      <style:text-properties fo:font-weight="bold" officeooo:rsid="00220351" style:font-weight-asian="bold" style:font-weight-complex="bold"/>
    </style:style>
    <style:style style:name="T13" style:family="text">
      <style:text-properties fo:font-weight="bold" officeooo:rsid="0023a624" style:font-weight-asian="bold" style:font-weight-complex="bold"/>
    </style:style>
    <style:style style:name="T14" style:family="text">
      <style:text-properties fo:font-weight="bold" officeooo:rsid="004ec990" style:font-weight-asian="bold" style:font-weight-complex="bold"/>
    </style:style>
    <style:style style:name="T15" style:family="text">
      <style:text-properties fo:font-weight="bold" officeooo:rsid="003b1c5a" style:font-weight-asian="bold" style:font-weight-complex="bold"/>
    </style:style>
    <style:style style:name="T16" style:family="text">
      <style:text-properties style:text-position="super 58%" fo:font-weight="bold" style:font-weight-asian="bold" style:font-weight-complex="bold"/>
    </style:style>
    <style:style style:name="T17" style:family="text">
      <style:text-properties style:font-name="DejaVu Sans" fo:font-size="10pt" fo:font-weight="bold" style:font-size-asian="10pt" style:font-weight-asian="bold" style:font-size-complex="10pt" style:font-weight-complex="bold"/>
    </style:style>
    <style:style style:name="T18" style:family="text">
      <style:text-properties style:font-name="Liberation Serif" fo:font-size="10pt" fo:font-weight="bold" style:font-size-asian="10pt" style:font-weight-asian="bold" style:font-size-complex="10pt" style:font-weight-complex="bold"/>
    </style:style>
    <style:style style:name="T19" style:family="text">
      <style:text-properties fo:font-style="italic" style:font-style-asian="italic" style:font-style-complex="italic"/>
    </style:style>
    <style:style style:name="T20" style:family="text">
      <style:text-properties fo:font-style="italic" officeooo:rsid="002eada5" style:font-name-asian="Liberation Serif1" style:font-style-asian="italic" style:font-name-complex="Liberation Serif1" style:font-style-complex="italic"/>
    </style:style>
    <style:style style:name="T21" style:family="text">
      <style:text-properties fo:font-style="normal" style:font-style-asian="normal" style:font-style-complex="normal"/>
    </style:style>
    <style:style style:name="T22" style:family="text">
      <style:text-properties fo:font-style="normal" style:text-underline-style="none" style:font-style-asian="normal" style:font-style-complex="normal"/>
    </style:style>
    <style:style style:name="T23" style:family="text">
      <style:text-properties fo:font-style="normal" fo:font-weight="bold" officeooo:rsid="0031c834" style:font-name-asian="Liberation Serif1" style:font-style-asian="normal" style:font-weight-asian="bold" style:font-name-complex="Liberation Serif1" style:font-style-complex="normal" style:font-weight-complex="bold"/>
    </style:style>
    <style:style style:name="T24" style:family="text">
      <style:text-properties fo:font-style="normal" fo:font-weight="bold" officeooo:rsid="00255884" style:font-name-asian="Liberation Serif1" style:font-style-asian="normal" style:font-weight-asian="bold" style:font-name-complex="Liberation Serif1" style:font-style-complex="normal" style:font-weight-complex="bold"/>
    </style:style>
    <style:style style:name="T25" style:family="text">
      <style:text-properties fo:font-style="normal" fo:font-weight="bold" officeooo:rsid="002929c6" style:font-name-asian="Liberation Serif1" style:font-style-asian="normal" style:font-weight-asian="bold" style:font-name-complex="Liberation Serif1" style:font-style-complex="normal" style:font-weight-complex="bold"/>
    </style:style>
    <style:style style:name="T26" style:family="text">
      <style:text-properties fo:font-style="normal" fo:font-weight="bold" officeooo:rsid="003323f3" style:font-name-asian="Liberation Serif1" style:font-style-asian="normal" style:font-weight-asian="bold" style:font-name-complex="Liberation Serif1" style:font-style-complex="normal" style:font-weight-complex="bold"/>
    </style:style>
    <style:style style:name="T27" style:family="text">
      <style:text-properties fo:font-style="normal" officeooo:rsid="00255884" style:font-name-asian="Liberation Serif1" style:font-style-asian="normal" style:font-name-complex="Liberation Serif1" style:font-style-complex="normal"/>
    </style:style>
    <style:style style:name="T28" style:family="text">
      <style:text-properties fo:font-style="normal" officeooo:rsid="0026bec3" style:font-name-asian="Liberation Serif1" style:font-style-asian="normal" style:font-name-complex="Liberation Serif1" style:font-style-complex="normal"/>
    </style:style>
    <style:style style:name="T29" style:family="text">
      <style:text-properties fo:font-style="normal" officeooo:rsid="002929c6" style:font-name-asian="Liberation Serif1" style:font-style-asian="normal" style:font-name-complex="Liberation Serif1" style:font-style-complex="normal"/>
    </style:style>
    <style:style style:name="T30" style:family="text">
      <style:text-properties fo:font-style="normal" officeooo:rsid="002a7508" style:font-name-asian="Liberation Serif1" style:font-style-asian="normal" style:font-name-complex="Liberation Serif1" style:font-style-complex="normal"/>
    </style:style>
    <style:style style:name="T31" style:family="text">
      <style:text-properties fo:font-style="normal" officeooo:rsid="002b3b57" style:font-name-asian="Liberation Serif1" style:font-style-asian="normal" style:font-name-complex="Liberation Serif1" style:font-style-complex="normal"/>
    </style:style>
    <style:style style:name="T32" style:family="text">
      <style:text-properties fo:font-style="normal" officeooo:rsid="002eada5" style:font-name-asian="Liberation Serif1" style:font-style-asian="normal" style:font-name-complex="Liberation Serif1" style:font-style-complex="normal"/>
    </style:style>
    <style:style style:name="T33" style:family="text">
      <style:text-properties fo:font-style="normal" officeooo:rsid="00308ec6" style:font-name-asian="Liberation Serif1" style:font-style-asian="normal" style:font-name-complex="Liberation Serif1" style:font-style-complex="normal"/>
    </style:style>
    <style:style style:name="T34" style:family="text">
      <style:text-properties fo:font-style="normal" officeooo:rsid="003323f3" style:font-name-asian="Liberation Serif1" style:font-style-asian="normal" style:font-name-complex="Liberation Serif1" style:font-style-complex="normal"/>
    </style:style>
    <style:style style:name="T35" style:family="text">
      <style:text-properties fo:font-style="normal" officeooo:rsid="00337bbc" style:font-name-asian="Liberation Serif1" style:font-style-asian="normal" style:font-name-complex="Liberation Serif1" style:font-style-complex="normal"/>
    </style:style>
    <style:style style:name="T36" style:family="text">
      <style:text-properties fo:font-style="normal" officeooo:rsid="0033b3e5" style:font-name-asian="Liberation Serif1" style:font-style-asian="normal" style:font-name-complex="Liberation Serif1" style:font-style-complex="normal"/>
    </style:style>
    <style:style style:name="T37" style:family="text">
      <style:text-properties fo:font-style="normal" officeooo:rsid="0034d1ae" style:font-name-asian="Liberation Serif1" style:font-style-asian="normal" style:font-name-complex="Liberation Serif1" style:font-style-complex="normal"/>
    </style:style>
    <style:style style:name="T38" style:family="text">
      <style:text-properties fo:font-style="normal" officeooo:rsid="0036af75" style:font-name-asian="Liberation Serif1" style:font-style-asian="normal" style:font-name-complex="Liberation Serif1" style:font-style-complex="normal"/>
    </style:style>
    <style:style style:name="T39" style:family="text">
      <style:text-properties fo:font-style="normal" fo:font-weight="normal" officeooo:rsid="0034d1ae" style:font-name-asian="Liberation Serif1" style:font-style-asian="normal" style:font-weight-asian="normal" style:font-name-complex="Liberation Serif1"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1">Dictée préparée / </text:span><text:span text:style-name="T2">3</text:span><text:span text:style-name="T16">e</text:span><text:span text:style-name="T1"> / T</text:span><text:span text:style-name="T5">3</text:span></text:p>
      <text:p text:style-name="P23"><text:span text:style-name="T18">source : </text:span><text:a xlink:type="simple" xlink:href="https://fr.m.wikisource.org/wiki/Le_Port" text:style-name="Internet_20_link" text:visited-style-name="Visited_20_Internet_20_Link"><text:span text:style-name="T18">https://fr.m.wikisource.org/wiki/Le_Port</text:span></text:a><text:span text:style-name="T18"> </text:span></text:p>
      <text:p text:style-name="P29"><text:span text:style-name="T1">Les expressions </text:span><text:span text:style-name="T4">encadrées</text:span><text:span text:style-name="T1"> ne sont pas à retenir.</text:span></text:p>
      <text:p text:style-name="P21"/>
      <text:p text:style-name="P18">Le port, point de passage vers l’au-delà</text:p>
      <text:p text:style-name="P3"><text:tab/>Un port est un séjour charmant pour une âme fatiguée des luttes de la vie. L’ampleur du ciel, l’architecture mobile des nuages, les colorations changeantes de la mer, le scintillement des phares, sont un prisme merveilleusement propre à amuser les yeux sans jamais les lasser. Les formes élancées des navires, au gréement compliqué, auxquels la houle imprime des oscillations harmonieuses, servent à entretenir dans l’âme le goût du rythme et de la beauté. Et puis, surtout, il y a une sorte de plaisir mystérieux et aristocratique pour celui qui n’a plus ni curiosité ni ambition, à contempler, couché dans le belvédère ou accoudé sur le môle, tous ces mouvements de ceux qui partent et de ceux qui reviennent, de ceux qui ont encore la force de vouloir, le désir de voyager ou de s’enrichir. </text:p>
      <text:p text:style-name="P2">Charles Baudelaire, <text:span text:style-name="T19">Petits Poèmes en prose</text:span></text:p>
      <text:p text:style-name="P31"><text:span text:style-name="T19"/></text:p>
      <text:p text:style-name="P1"><text:span text:style-name="T19"/></text:p>
      <text:p text:style-name="P19">Le port, point de passage vers l’au-delà<text:span text:style-name="T6">[</text:span><text:span text:style-name="T7">=</text:span><text:span text:style-name="T6">ce qui </text:span><text:span text:style-name="T11">est </text:span><text:span text:style-name="T6">hors de notre monde]</text:span></text:p>
      <text:p text:style-name="P6"><text:tab/>Un port est un séjour charmant pour une âme fatiguée des luttes de la vie. L’ampleur<text:span text:style-name="T7">[=la grande taille]</text:span> du ciel, l’architecture mobile des nuages, les colorations changeantes<text:span text:style-name="T12">[ne pas oublier le e après le g]</text:span> de la mer, le scintillement<text:span text:style-name="T7">[=le fait que les phares brillent]</text:span> des phares, sont un prisme<text:span text:style-name="T7">[=</text:span><text:span text:style-name="T8">matériau dispersant la lumière</text:span><text:span text:style-name="T7">]</text:span> merveilleusement propre<text:span text:style-name="T13">[=adapté]</text:span> à amuser les yeux sans jamais les lasser<text:span text:style-name="T8">[=les fatiguer]</text:span>. Les formes élancées des navires, au gréement<text:span text:style-name="T9">[=les mâts, les cordes, le gouvernail…]</text:span> compliqué, auxquels la houle<text:span text:style-name="T9">[=agitation de la mer]</text:span> imprime des oscillations harmonieuses, servent à entretenir dans l’âme le goût du rythme et de la beauté. Et puis, surtout, il y a une sorte de plaisir mystérieux et aristocratique<text:span text:style-name="T9">[=réservé aux meilleurs]</text:span> pour celui qui n’a plus ni curiosité ni ambition, à contempler, couché dans le belvédère<text:span text:style-name="T10">[=terrasses en haut d’un bâtiment]</text:span> ou accoudé sur le môle<text:span text:style-name="T10">[=une jetée]</text:span>, tous ces mouvements de ceux qui partent et de ceux qui reviennent, de ceux qui ont encore la force de vouloir, le désir de voyager ou de s’enrichir. </text:p>
      <text:p text:style-name="P5"><text:span text:style-name="T22">Charles Baudelaire,</text:span><text:span text:style-name="T19"> Petits Poèmes en prose</text:span></text:p>
      <text:p text:style-name="P4"><text:span text:style-name="T19"/></text:p>
      <text:p text:style-name="P12"><text:span text:style-name="T23">►</text:span><text:span text:style-name="T24">homonymes de «a » :</text:span></text:p>
      <text:p text:style-name="P14"><text:span text:style-name="T27"><text:tab/>a</text:span><text:span text:style-name="T28">s</text:span><text:span text:style-name="T27"><text:tab/>:<text:tab/>avoir.indicatif.présent.</text:span><text:span text:style-name="T28">2</text:span><text:span text:style-name="T27">S</text:span></text:p>
      <text:p text:style-name="P13"><text:span text:style-name="T27"><text:tab/>a<text:tab/>:<text:tab/>avoir.indicatif.présent.3S</text:span></text:p>
      <text:p text:style-name="P13"><text:span text:style-name="T27"><text:tab/>à<text:tab/>:<text:tab/>préposition</text:span></text:p>
      <text:p text:style-name="P15"><text:span text:style-name="T23"/></text:p>
      <text:p text:style-name="P15"><text:span text:style-name="T23">►</text:span><text:span text:style-name="T24">homonymes de «</text:span><text:span text:style-name="T25">port</text:span><text:span text:style-name="T24">» :</text:span></text:p>
      <text:p text:style-name="P15"><text:span text:style-name="T27"><text:tab/></text:span><text:span text:style-name="T29">port<text:tab/>:<text:tab/>nom commun masculin, endroit où passent les bateaux</text:span></text:p>
      <text:p text:style-name="P16"><text:span text:style-name="T29"><text:tab/></text:span><text:span text:style-name="T31">port<text:tab/>:<text:tab/>nom commun masculin, </text:span><text:span text:style-name="T32">le fait</text:span><text:span text:style-name="T31"> de porter (</text:span><text:span text:style-name="T20">cf</text:span><text:span text:style-name="T32"> </text:span><text:span text:style-name="T31">« un port altier », </text:span></text:p>
      <text:p text:style-name="P16"><text:span text:style-name="T31"><text:tab/><text:tab/><text:tab/></text:span><text:span text:style-name="T32">manière fière de </text:span><text:span text:style-name="T33">porter la tête</text:span><text:span text:style-name="T31">)</text:span></text:p>
      <text:p text:style-name="P15"><text:span text:style-name="T27"><text:tab/></text:span><text:span text:style-name="T29">porc<text:tab/>:<text:tab/>nom commun masculin, animal</text:span></text:p>
      <text:p text:style-name="P15"><text:span text:style-name="T29"><text:tab/></text:span><text:span text:style-name="T30">pore<text:tab/>:<text:tab/>nom commun masculin, trou dans la peau laissant passer la sueur</text:span></text:p>
      <text:p text:style-name="P15"><text:span text:style-name="T30"/></text:p>
      <text:p text:style-name="P17"><text:span text:style-name="T23">►</text:span><text:span text:style-name="T24">homonymes de «</text:span><text:span text:style-name="T26">sans</text:span><text:span text:style-name="T24">» :</text:span></text:p>
      <text:p text:style-name="P8"><text:span text:style-name="T30"><text:tab/>sans<text:tab/>:<text:tab/></text:span><text:span text:style-name="T34">préposition</text:span></text:p>
      <text:p text:style-name="P8"><text:span text:style-name="T34"><text:tab/></text:span><text:span text:style-name="T37">sens<text:tab/>:<text:tab/>nom commun masculin, la direction</text:span></text:p>
      <text:p text:style-name="P9"><text:span text:style-name="T34"><text:tab/></text:span><text:span text:style-name="T37">sens<text:tab/>:<text:tab/>nom commun masculin, </text:span><text:span text:style-name="T38">manière de percevoir (« les cinq sens »)</text:span></text:p>
      <text:p text:style-name="P8"><text:span text:style-name="T34"><text:tab/>sens<text:tab/>:<text:tab/>sentir A.indicatif.présent.1S</text:span></text:p>
      <text:p text:style-name="P8"><text:span text:style-name="T34"><text:tab/>sens<text:tab/>:<text:tab/>sentir A.indicatif.présent.2S</text:span></text:p>
      <text:p text:style-name="P8"><text:span text:style-name="T34"><text:tab/>sent<text:tab/>:<text:tab/>sentir A.indicatif.présent.3S</text:span></text:p>
      <text:p text:style-name="P8"><text:span text:style-name="T34"><text:tab/></text:span><text:span text:style-name="T35">s’en<text:tab/>:<text:tab/>pronom réfléchi « se » suivi du pronom en</text:span></text:p>
      <text:p text:style-name="P8"><text:span text:style-name="T35"><text:tab/></text:span><text:span text:style-name="T36">sang<text:tab/>:<text:tab/>nom commun masculin</text:span></text:p>
      <text:p text:style-name="P8"><text:span text:style-name="T36"><text:tab/></text:span><text:span text:style-name="T37">cent<text:tab/>:<text:tab/>adjectif numéral cardinal</text:span></text:p>
      <text:p text:style-name="P7"><text:span text:style-name="T39"><text:tab/></text:span></text:p>
      <text:p text:style-name="P32"><text:soft-page-break/><text:span text:style-name="T1">Dictée préparée / </text:span><text:span text:style-name="T2">3</text:span><text:span text:style-name="T16">e</text:span><text:span text:style-name="T1"> / T</text:span><text:span text:style-name="T15">3</text:span><text:span text:style-name="T3"> / </text:span><text:span text:style-name="T14">dictée à trous</text:span></text:p>
      <text:p text:style-name="P26"/>
      <text:p text:style-name="P27">source :</text:p>
      <text:p text:style-name="P24"><text:a xlink:type="simple" xlink:href="https://fr.m.wikisource.org/wiki/Le_Port" text:style-name="Internet_20_link" text:visited-style-name="Visited_20_Internet_20_Link"><text:span text:style-name="T18">https://fr.m.wikisource.org/wiki/Le_Port</text:span></text:a></text:p>
      <text:p text:style-name="P26"/>
      <text:p text:style-name="P25"><text:span text:style-name="T1">Les expressions </text:span><text:span text:style-name="T4">encadrées</text:span><text:span text:style-name="T1"> ne sont pas à retenir.</text:span></text:p>
      <text:p text:style-name="P28"/>
      <text:p text:style-name="P22"/>
      <text:p text:style-name="P20">Le port, point de _______________ vers l’au-delà</text:p>
      <text:p text:style-name="P11"><text:tab/>Un port _______________ un séjour charmant pour une âme _______________ des luttes de la vie. L’ampleur du ciel, l’architecture mobile des nuages, les colorations changeantes de la mer, le scintillement des _______________, _______________ un prisme merveilleusement propre à amuser les yeux _______________ jamais les lasser. Les formes _______________ des navires, au gréement _______________, _______________ la houle imprime des oscillations harmonieuses, servent à entretenir dans l’_______________ le _______________ du rythme et de la beauté. Et puis, surtout, il y a une sorte de plaisir _______________ et aristocratique pour celui qui _______________ plus ni curiosité ni _______________, _______________ contempler, couché dans le belvédère ou accoudé sur le môle, tous _______________ mouvements de _______________ qui partent et de ceux qui _______________, de ceux qui _______________ encore la force de vouloir, le désir de _______________ ou de s’enrichir. </text:p>
      <text:p text:style-name="P10"><text:span text:style-name="T21">Charles Baudelaire,</text:span><text:span text:style-name="T19"> Petits Poèmes en pro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9T12:26:46.743655045</meta:creation-date>
    <dc:date>2020-08-29T13:15:48.971871104</dc:date>
    <meta:editing-duration>PT48M49S</meta:editing-duration>
    <meta:editing-cycles>32</meta:editing-cycles>
    <meta:generator>LibreOffice/6.0.7.3$Linux_X86_64 LibreOffice_project/00m0$Build-3</meta:generator>
    <meta:document-statistic meta:table-count="0" meta:image-count="0" meta:object-count="0" meta:page-count="2" meta:paragraph-count="37" meta:word-count="646" meta:character-count="4149" meta:non-whitespace-character-count="3511"/>
  </office:meta>
</office:document-meta>
</file>